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aac"/>
    </style:style>
    <style:style style:name="T1" style:family="text">
      <style:text-properties officeooo:rsid="00048a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ørsmål:</text:p>
      <text:p text:style-name="P1"/>
      <text:p text:style-name="Standard"><text:span text:style-name="T1">- </text:span>We just had a small workshop with people from PIK, Stockholm and Princeton, and people were interested in the question "Does it do me any good if I observe early warning signals? Do I have enough time to react?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0:02:45.738979353</meta:creation-date>
    <dc:date>2022-09-19T10:04:11.558411913</dc:date>
    <meta:editing-duration>PT1M26S</meta:editing-duration>
    <meta:editing-cycles>1</meta:editing-cycles>
    <meta:document-statistic meta:table-count="0" meta:image-count="0" meta:object-count="0" meta:page-count="1" meta:paragraph-count="2" meta:word-count="41" meta:character-count="222" meta:non-whitespace-character-count="183"/>
    <meta:generator>LibreOffice/6.4.7.2$Linux_X86_64 LibreOffice_project/40$Build-2</meta:generator>
  </office:meta>
</office:document-meta>
</file>